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23e7e0"/>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text-properties fo:font-size="13pt" style:font-size-asian="13pt" style:font-size-complex="13pt"/>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9" style:family="paragraph" style:parent-style-name="Standard">
      <style:paragraph-properties fo:text-align="start" style:justify-single-word="false"/>
      <style:text-properties fo:font-weight="bold" style:font-weight-asian="bold" style:font-weight-complex="bold"/>
    </style:style>
    <style:style style:name="P10"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fo:font-weight="normal" officeooo:paragraph-rsid="0010e27c"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fo:font-weight="normal" officeooo:paragraph-rsid="0014814f"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fo:font-weight="normal" officeooo:paragraph-rsid="0021748d"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fo:font-weight="normal" officeooo:paragraph-rsid="00230df8"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fo:font-weight="normal" officeooo:rsid="0016750b" officeooo:paragraph-rsid="0016750b"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fo:font-weight="normal" officeooo:rsid="001afe78" officeooo:paragraph-rsid="001afe78"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fo:font-weight="normal" officeooo:rsid="001cc784" officeooo:paragraph-rsid="001cc784"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fo:font-weight="normal" officeooo:rsid="001f0bb0" officeooo:paragraph-rsid="001cc784"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fo:font-weight="normal" officeooo:rsid="0021748d" officeooo:paragraph-rsid="001f0bb0"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fo:font-weight="normal" officeooo:rsid="0022901b" officeooo:paragraph-rsid="0021748d"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fo:font-weight="normal" officeooo:rsid="00230df8" officeooo:paragraph-rsid="0021748d"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230df8" officeooo:paragraph-rsid="00230df8"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231f3c" officeooo:paragraph-rsid="00230df8"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25" style:family="paragraph" style:parent-style-name="Standard">
      <style:paragraph-properties fo:text-align="start" style:justify-single-word="false"/>
      <style:text-properties fo:font-style="normal" fo:font-weight="bold" officeooo:paragraph-rsid="0019923b"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fo:font-style="normal" fo:font-weight="bold" officeooo:paragraph-rsid="0016750b"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fo:font-style="normal" fo:font-weight="bold" officeooo:paragraph-rsid="001afe78" style:font-style-asian="normal" style:font-weight-asian="bold" style:font-style-complex="normal" style:font-weight-complex="bold"/>
    </style:style>
    <style:style style:name="P28" style:family="paragraph" style:parent-style-name="Standard">
      <style:paragraph-properties fo:text-align="start" style:justify-single-word="false"/>
      <style:text-properties fo:font-style="normal" fo:font-weight="bold" officeooo:paragraph-rsid="001cc784" style:font-style-asian="normal" style:font-weight-asian="bold" style:font-style-complex="normal" style:font-weight-complex="bold"/>
    </style:style>
    <style:style style:name="P29" style:family="paragraph" style:parent-style-name="Standard">
      <style:paragraph-properties fo:text-align="start" style:justify-single-word="false"/>
      <style:text-properties fo:font-style="normal" fo:font-weight="bold" officeooo:paragraph-rsid="001f0bb0"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fo:font-style="normal" fo:font-weight="bold" officeooo:rsid="001afe78" officeooo:paragraph-rsid="001afe78" style:font-style-asian="normal" style:font-weight-asian="bold" style:font-style-complex="normal" style:font-weight-complex="bold"/>
    </style:style>
    <style:style style:name="P31" style:family="paragraph" style:parent-style-name="Standard">
      <style:paragraph-properties fo:text-align="start" style:justify-single-word="false"/>
      <style:text-properties fo:font-style="normal" fo:font-weight="bold" officeooo:rsid="0021748d" officeooo:paragraph-rsid="001f0bb0" style:font-style-asian="normal" style:font-weight-asian="bold" style:font-style-complex="normal" style:font-weight-complex="bold"/>
    </style:style>
    <style:style style:name="P32"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33" style:family="paragraph" style:parent-style-name="Standard">
      <style:paragraph-properties fo:text-align="start" style:justify-single-word="false"/>
      <style:text-properties fo:font-weight="normal" style:font-weight-asian="normal" style:font-weight-complex="normal"/>
    </style:style>
    <style:style style:name="P34" style:family="paragraph" style:parent-style-name="Standard">
      <style:paragraph-properties fo:text-align="start" style:justify-single-word="false"/>
      <style:text-properties fo:font-weight="normal" officeooo:paragraph-rsid="002394ca" style:font-weight-asian="normal" style:font-weight-complex="normal"/>
    </style:style>
    <style:style style:name="P35" style:family="paragraph" style:parent-style-name="Text_20_body">
      <style:text-properties officeooo:paragraph-rsid="0025bfbe"/>
    </style:style>
    <style:style style:name="P36" style:family="paragraph" style:parent-style-name="Standard">
      <style:paragraph-properties fo:text-align="start" style:justify-single-word="false"/>
      <style:text-properties fo:font-weight="bold" style:font-weight-asian="bold" style:font-weight-complex="bold"/>
    </style:style>
    <style:style style:name="P37" style:family="paragraph" style:parent-style-name="Standard">
      <style:paragraph-properties fo:text-align="start" style:justify-single-word="false"/>
      <style:text-properties fo:font-weight="bold" officeooo:paragraph-rsid="0023e7e0" style:font-weight-asian="bold" style:font-weight-complex="bold"/>
    </style:style>
    <style:style style:name="P3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paragraph-rsid="0010e27c"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fo:font-weight="normal" officeooo:rsid="00231f3c" officeooo:paragraph-rsid="00231f3c"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rsid="00230df8" officeooo:paragraph-rsid="00230df8"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normal" officeooo:rsid="0022901b" officeooo:paragraph-rsid="0021748d"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fo:font-weight="normal" officeooo:rsid="001afe78" officeooo:paragraph-rsid="001afe78"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fo:font-weight="normal" officeooo:rsid="0016750b" officeooo:paragraph-rsid="0016750b"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21748d" officeooo:paragraph-rsid="001f0bb0"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47" style:family="paragraph" style:parent-style-name="Standard">
      <style:paragraph-properties fo:text-align="start" style:justify-single-word="false"/>
      <style:text-properties fo:font-style="normal" fo:font-weight="bold" officeooo:rsid="001afe78" officeooo:paragraph-rsid="001afe78" style:font-style-asian="normal" style:font-weight-asian="bold" style:font-style-complex="normal" style:font-weight-complex="bold"/>
    </style:style>
    <style:style style:name="P48" style:family="paragraph" style:parent-style-name="Standard">
      <style:paragraph-properties fo:text-align="start" style:justify-single-word="false"/>
    </style:style>
    <style:style style:name="P49" style:family="paragraph" style:parent-style-name="Heading">
      <style:text-properties officeooo:paragraph-rsid="0025bfbe"/>
    </style:style>
    <style:style style:name="P50" style:family="paragraph" style:parent-style-name="Heading_20_1">
      <style:text-properties fo:font-weight="bold" style:font-weight-asian="bold" style:font-weight-complex="bold"/>
    </style:style>
    <style:style style:name="P51" style:family="paragraph" style:parent-style-name="Heading_20_1">
      <style:text-properties officeooo:paragraph-rsid="0025bfbe"/>
    </style:style>
    <style:style style:name="P5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2e028" style:font-weight-asian="bold" style:font-weight-complex="bold"/>
    </style:style>
    <style:style style:name="T3" style:family="text">
      <style:text-properties fo:font-weight="bold" officeooo:rsid="0022901b" style:font-weight-asian="bold" style:font-weight-complex="bold"/>
    </style:style>
    <style:style style:name="T4" style:family="text">
      <style:text-properties fo:font-weight="bold" officeooo:rsid="00230df8"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0f924d" style:font-style-asian="italic" style:font-style-complex="italic"/>
    </style:style>
    <style:style style:name="T7" style:family="text">
      <style:text-properties fo:font-style="italic" officeooo:rsid="0010e27c" style:font-style-asian="italic" style:font-style-complex="italic"/>
    </style:style>
    <style:style style:name="T8" style:family="text">
      <style:text-properties fo:font-style="italic" officeooo:rsid="0014814f" style:font-style-asian="italic" style:font-style-complex="italic"/>
    </style:style>
    <style:style style:name="T9" style:family="text">
      <style:text-properties fo:font-style="italic" officeooo:rsid="0021748d" style:font-style-asian="italic" style:font-style-complex="italic"/>
    </style:style>
    <style:style style:name="T10" style:family="text">
      <style:text-properties fo:font-style="italic" officeooo:rsid="0022901b" style:font-style-asian="italic" style:font-style-complex="italic"/>
    </style:style>
    <style:style style:name="T11" style:family="text">
      <style:text-properties fo:font-style="italic" officeooo:rsid="00230df8"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16750b" style:font-style-asian="italic" style:font-weight-asian="normal" style:font-style-complex="italic" style:font-weight-complex="normal"/>
    </style:style>
    <style:style style:name="T14" style:family="text">
      <style:text-properties fo:font-style="italic" fo:font-weight="normal" officeooo:rsid="001cc784" style:font-style-asian="italic" style:font-weight-asian="normal" style:font-style-complex="italic" style:font-weight-complex="normal"/>
    </style:style>
    <style:style style:name="T15" style:family="text">
      <style:text-properties fo:font-style="italic" fo:font-weight="normal" officeooo:rsid="001e6c6b" style:font-style-asian="italic" style:font-weight-asian="normal" style:font-style-complex="italic" style:font-weight-complex="normal"/>
    </style:style>
    <style:style style:name="T16" style:family="text">
      <style:text-properties fo:font-style="italic" fo:font-weight="normal" officeooo:rsid="0021748d" style:font-style-asian="italic" style:font-weight-asian="normal" style:font-style-complex="italic" style:font-weight-complex="normal"/>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2394ca" style:font-style-asian="normal" style:font-weight-asian="normal" style:font-style-complex="normal" style:font-weight-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style:font-style-asian="normal" style:font-style-complex="normal"/>
    </style:style>
    <style:style style:name="T22" style:family="text">
      <style:text-properties fo:font-style="normal" officeooo:rsid="002394ca" style:font-style-asian="normal" style:font-style-complex="normal"/>
    </style:style>
    <style:style style:name="T23" style:family="text">
      <style:text-properties fo:font-style="normal" officeooo:rsid="0023bb74" style:font-style-asian="normal" style:font-style-complex="normal"/>
    </style:style>
    <style:style style:name="T24" style:family="text">
      <style:text-properties fo:font-weight="normal" style:font-weight-asian="normal" style:font-weight-complex="normal"/>
    </style:style>
    <style:style style:name="T25" style:family="text">
      <style:text-properties fo:font-weight="normal" officeooo:rsid="000e4525" style:font-weight-asian="normal" style:font-weight-complex="normal"/>
    </style:style>
    <style:style style:name="T26" style:family="text">
      <style:text-properties fo:font-weight="normal" officeooo:rsid="000f924d" style:font-weight-asian="normal" style:font-weight-complex="normal"/>
    </style:style>
    <style:style style:name="T27" style:family="text">
      <style:text-properties fo:font-weight="normal" officeooo:rsid="0016750b" style:font-weight-asian="normal" style:font-weight-complex="normal"/>
    </style:style>
    <style:style style:name="T28" style:family="text">
      <style:text-properties fo:font-weight="normal" officeooo:rsid="0017a992" style:font-weight-asian="normal" style:font-weight-complex="normal"/>
    </style:style>
    <style:style style:name="T29" style:family="text">
      <style:text-properties fo:font-weight="normal" officeooo:rsid="001afe78" style:font-weight-asian="normal" style:font-weight-complex="normal"/>
    </style:style>
    <style:style style:name="T30" style:family="text">
      <style:text-properties fo:font-weight="normal" officeooo:rsid="001cc784" style:font-weight-asian="normal" style:font-weight-complex="normal"/>
    </style:style>
    <style:style style:name="T31" style:family="text">
      <style:text-properties fo:font-weight="normal" officeooo:rsid="001e6c6b" style:font-weight-asian="normal" style:font-weight-complex="normal"/>
    </style:style>
    <style:style style:name="T32" style:family="text">
      <style:text-properties fo:font-weight="normal" officeooo:rsid="001f0bb0" style:font-weight-asian="normal" style:font-weight-complex="normal"/>
    </style:style>
    <style:style style:name="T33" style:family="text">
      <style:text-properties fo:font-weight="normal" officeooo:rsid="0021748d" style:font-weight-asian="normal" style:font-weight-complex="normal"/>
    </style:style>
    <style:style style:name="T34" style:family="text">
      <style:text-properties fo:font-weight="normal" officeooo:rsid="002394ca" style:font-weight-asian="normal" style:font-weight-complex="normal"/>
    </style:style>
    <style:style style:name="T35" style:family="text">
      <style:text-properties style:font-name="Liberation Serif1"/>
    </style:style>
    <style:style style:name="T36" style:family="text">
      <style:text-properties style:font-name="Liberation Serif1" fo:font-style="normal" fo:font-weight="normal" style:font-style-asian="normal" style:font-weight-asian="normal" style:font-style-complex="normal" style:font-weight-complex="normal"/>
    </style:style>
    <style:style style:name="T37" style:family="text">
      <style:text-properties fo:font-size="44pt" style:font-size-asian="44pt" style:font-size-complex="44pt"/>
    </style:style>
    <style:style style:name="T38" style:family="text">
      <style:text-properties fo:font-size="17.5pt" fo:font-weight="bold" style:font-size-asian="17.5pt" style:font-weight-asian="bold" style:font-size-complex="17.5pt" style:font-weight-complex="bold"/>
    </style:style>
    <style:style style:name="T39" style:family="text">
      <style:text-properties officeooo:rsid="000e4525"/>
    </style:style>
    <style:style style:name="T40" style:family="text">
      <style:text-properties officeooo:rsid="000f924d"/>
    </style:style>
    <style:style style:name="T41" style:family="text">
      <style:text-properties officeooo:rsid="0010e27c"/>
    </style:style>
    <style:style style:name="T42" style:family="text">
      <style:text-properties officeooo:rsid="0012212d"/>
    </style:style>
    <style:style style:name="T43" style:family="text">
      <style:text-properties officeooo:rsid="0012e028"/>
    </style:style>
    <style:style style:name="T44" style:family="text">
      <style:text-properties officeooo:rsid="0014814f"/>
    </style:style>
    <style:style style:name="T45" style:family="text">
      <style:text-properties officeooo:rsid="0016538c"/>
    </style:style>
    <style:style style:name="T46" style:family="text">
      <style:text-properties officeooo:rsid="001afe78"/>
    </style:style>
    <style:style style:name="T47" style:family="text">
      <style:text-properties officeooo:rsid="0021748d"/>
    </style:style>
    <style:style style:name="T48" style:family="text">
      <style:text-properties officeooo:rsid="0022901b"/>
    </style:style>
    <style:style style:name="T49" style:family="text">
      <style:text-properties officeooo:rsid="00230df8"/>
    </style:style>
    <style:style style:name="T50" style:family="text">
      <style:text-properties officeooo:rsid="00231f3c"/>
    </style:style>
    <style:style style:name="T51" style:family="text">
      <style:text-properties officeooo:rsid="0025bfbe"/>
    </style:style>
    <style:style style:name="T52" style:family="text">
      <style:text-properties officeooo:rsid="0025c308"/>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opacity="100%" draw:textarea-horizontal-align="center" draw:textarea-vertical-align="middle"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opacity="35%" draw:textarea-horizontal-align="center" draw:textarea-vertical-align="middle"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opacity="15%" draw:textarea-horizontal-align="center" draw:textarea-vertical-align="middle" draw:shadow-opacity="1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opacity="20%" draw:textarea-horizontal-align="center" draw:textarea-vertical-align="middle" draw:shadow-opacity="2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5 Novembre 2014</text:p>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2">Labyrinthe évolué</text:p>
      <text:p text:style-name="P8"/>
      <text:p text:style-name="P8">Compte rendu de <text:span text:style-name="T45">p</text:span>rojet</text:p>
      <text:p text:style-name="P8">par Wajdi Guedouar, Godefroy Thieulart</text:p>
      <text:p text:style-name="P8">et Joris Toulmonde</text:p>
      <text:p text:style-name="P8"/>
      <text:p text:style-name="P8"><text:span text:style-name="T45">U</text:span>niversité du Maine</text:p>
      <text:p text:style-name="P8">L2 SPI</text:p>
      <text:p text:style-name="P8">semestre 3</text:p>
      <text:p text:style-name="P7"/>
      <text:p text:style-name="P5"/>
      <text:p text:style-name="P5"/>
      <text:p text:style-name="P5"><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5"><text:tab/><text:tab/><text:tab/> <text:s text:c="5"/><text:span text:style-name="T37">SOMMAIRE<text:tab/><text:tab/></text:span><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 text:is-list-header="true"><text:soft-page-break/><text:span text:style-name="T38">I_ </text:span><text:span text:style-name="T38">Introduction :</text:span><text:tab/></text:h>
      <text:p text:style-name="P2"/>
      <text:p text:style-name="P2"/>
      <text:p text:style-name="P2"/>
      <text:p text:style-name="P2"><text:tab/>Dans le cadre du projet du semestre trois de licence SPI (Science Pour l'Ingénieur), notre groupe a été amené à choisir et développer un jeu parmi une liste proposée. Toutefois, nous travaillions déjà sur un projet qui pouvait être modifié afin de correspondre aux critères du Projet. Notre groupe à donc choisit une forme « évolué » du labyrinthe, jeux dans lequel le joueur doit évolué à travers des labyrinthes.</text:p>
      <text:p text:style-name="P2"/>
      <text:p text:style-name="P2"><text:tab/>Le projet « Labyrinthe évolué » est un jeu contenant plusieurs fonctionnalités. La première est de pouvoir créer un personnage de façon assez basique tout en laissant au joueur la possibilité de personnaliser son personnage à travers différents traits physiques et aptitudes. Cette fonctionnalité a été inspiré des jeux de rôles, « classique » du genre, le joueur pourra ainsi faire évoluer son personnage au cours du jeu en développant ses aptitudes en fonction de ses envies et pourra donc créer un avatar à son image.</text:p>
      <text:p text:style-name="P2"><text:tab/>Le seconde fonctionnalité de ce jeu est de pouvoir s'aventurer dans un monde qui lui est propre au travers de différents labyrinthe représentant des lieux précis de ce monde. Le joueur devra y récupérer des éléments qui lui permettront de mener à bien sa quêtes et de développer son avatar. </text:p>
      <text:p text:style-name="P2"><text:tab/>Enfin, la troisième fonctionnalité de ce jeu est le combat. En effet le joueur rencontrera dans ces labyrinthes des ennemis plus où moins puissant qu'il devra fuir ou affronter. Ces affrontements seront gérés par un système de combat au tour par tour. </text:p>
      <text:p text:style-name="P2"/>
      <text:p text:style-name="P2"><text:tab/>Le but du jeu : </text:p>
      <text:p text:style-name="P2"><text:tab/></text:p>
      <text:p text:style-name="P2"><text:tab/>Le joueur débute aux coordonnées (0;0) du monde. <text:span text:style-name="T35">À</text:span> une coordonnée du monde correspond une région que le joueur devra explorer, il y récupèrera des coffres et y rencontrera des ennemis plus ou moins de son niveau. Une fois tout les coffres récupérés, le joueur pourra quitter la région et se déplacement dans le monde afin d'explorer de nouvelle région. Si le joueur revient dans une région déjà explorée, celle-ci aura changé ce qui donne au jeu une durée de vie quasi illimitée. <text:s/></text:p>
      <text:p text:style-name="P2"/>
      <text:p text:style-name="P2"/>
      <text:h text:style-name="P50" text:outline-level="1" text:is-list-header="true">II_ Organisation</text:h>
      <text:p text:style-name="P33"/>
      <text:p text:style-name="P33"><text:tab/></text:p>
      <text:p text:style-name="P2"><text:tab/>La gestion et l'organisation du groupe fut confié à Wajdi GUEDOUAR ainsi que les parties concernant la création et gestion de l'avatar, la sauvegarde et le chargement des parties, la génération aléatoire des régions et la création et la gestion du monde. </text:p>
      <text:p text:style-name="P2"><text:tab/>Godefroy THIEULART fut chargé de la confection du système de combat.</text:p>
      <text:p text:style-name="P2"><text:tab/>Joris TOULMONDE fut chargé de la gestion des déplacements dans les régions et d'adapter le jeu au système ncurses. </text:p>
      <text:p text:style-name="P2"><text:tab/>L'IA (Intelligence Artificielle) fut quant à elle réalisée par Joris TOULMONDE et Godefroy THIEULART. </text:p>
      <text:p text:style-name="P2"><text:tab/>La mise en commun et le compte rendu furent réalisés en collaboration par tout les membres du groupe. </text:p>
      <text:p text:style-name="P2"/>
      <text:p text:style-name="P2"/>
      <text:h text:style-name="Heading_20_1" text:outline-level="1" text:is-list-header="true"><text:soft-page-break/>III_ Choix de conception </text:h>
      <text:p text:style-name="P2"/>
      <text:p text:style-name="P2"><text:tab/>Dans cette partie, nous expliquerons et détaillerons nos choix de conception. Voici un schéma montrant l'organisation des différentes partie du code. </text:p>
      <text:p text:style-name="P2"><draw:rect text:anchor-type="paragraph" draw:z-index="15" draw:style-name="gr10" draw:text-style-name="P52" svg:width="17.837cm" svg:height="8.497cm" svg:x="-0.071cm" svg:y="0.199cm"><text:p/></draw:rect></text:p>
      <text:p text:style-name="P2"><draw:rect text:anchor-type="paragraph" draw:z-index="11" draw:style-name="gr8" draw:text-style-name="P52" svg:width="16.033cm" svg:height="4.453cm" svg:x="1.042cm" svg:y="0.242cm"><text:p/></draw:rect></text:p>
      <text:p text:style-name="P2"><draw:frame text:anchor-type="paragraph" draw:z-index="4" draw:style-name="gr3" svg:width="2.553cm" svg:height="0.821cm" svg:x="5.061cm" svg:y="0.242cm"><draw:text-box><text:p>region.c</text:p></draw:text-box></draw:frame><draw:frame text:anchor-type="paragraph" draw:z-index="2" draw:style-name="gr2" svg:width="2.895cm" svg:height="0.976cm" svg:x="2.166cm" svg:y="0.242cm"><draw:text-box><text:p>monde.c</text:p><text:p/></draw:text-box></draw:frame><draw:frame text:anchor-type="paragraph" draw:z-index="6" draw:style-name="gr2" svg:width="2.087cm" svg:height="0.976cm" svg:x="10.072cm" svg:y="0.004cm"><draw:text-box><text:p>Personnage</text:p><text:p/></draw:text-box></draw:frame><draw:frame text:anchor-type="paragraph" draw:z-index="9" draw:style-name="gr7" svg:width="3.673cm" svg:height="0.81cm" svg:x="14.243cm" svg:y="0.097cm"><draw:text-box><text:p>crea_avatar.c</text:p></draw:text-box></draw:frame></text:p>
      <text:p text:style-name="P2"><draw:rect text:anchor-type="paragraph" draw:z-index="0" draw:style-name="gr1" draw:text-style-name="P52" svg:width="1.525cm" svg:height="1.308cm" svg:x="2.166cm" svg:y="0.358cm"><text:p/></draw:rect><draw:rect text:anchor-type="paragraph" draw:z-index="1" draw:style-name="gr1" draw:text-style-name="P52" svg:width="0.311cm" svg:height="0.373cm" svg:x="2.166cm" svg:y="0.358cm"><text:p/></draw:rect><draw:rect text:anchor-type="paragraph" draw:z-index="3" draw:style-name="gr1" draw:text-style-name="P52" svg:width="1.588cm" svg:height="1.34cm" svg:x="5.061cm" svg:y="0.326cm"><text:p/></draw:rect><draw:rect text:anchor-type="paragraph" draw:z-index="5" draw:style-name="gr4" draw:text-style-name="P52" svg:width="2.615cm" svg:height="1.992cm" svg:x="10.291cm" svg:y="0.203cm"><text:p text:style-name="P52">Joueur</text:p><text:p text:style-name="P52">Monstre</text:p></draw:rect><draw:rect text:anchor-type="paragraph" draw:z-index="8" draw:style-name="gr6" draw:text-style-name="P52" svg:width="2.304cm" svg:height="1.962cm" svg:x="14.243cm" svg:y="0.295cm"><text:p/></draw:rect><draw:custom-shape text:anchor-type="paragraph" draw:z-index="17" draw:style-name="gr5" svg:width="3.238cm" svg:height="0.313cm" svg:x="2.477cm" svg:y="0.41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draw:custom-shape text:anchor-type="paragraph" draw:z-index="7" draw:style-name="gr5" svg:width="3.83cm" svg:height="0.436cm" svg:x="6.461cm" svg:y="0.24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draw:custom-shape text:anchor-type="paragraph" draw:z-index="10" draw:style-name="gr5" svg:width="1.652cm" svg:height="0.405cm" svg:x="12.592cm" svg:y="0.16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
      <text:p text:style-name="P2"><draw:frame text:anchor-type="paragraph" draw:z-index="12" draw:style-name="gr9" svg:width="5.074cm" svg:height="1.153cm" svg:x="1.792cm" svg:y="0.476cm"><draw:text-box><text:p>sauvegarde.c</text:p><text:p>charger.c</text:p></draw:text-box></draw:frame><draw:custom-shape text:anchor-type="paragraph" draw:z-index="14" draw:style-name="gr5" svg:width="0.436cm" svg:height="2.708cm" svg:x="11.255cm" svg:y="0.07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
      <text:p text:style-name="P2"/>
      <text:p text:style-name="P2"/>
      <text:p text:style-name="P2"/>
      <text:p text:style-name="P2"><draw:rect text:anchor-type="paragraph" draw:z-index="13" draw:style-name="gr4" draw:text-style-name="P52" svg:width="3.675cm" svg:height="1.93cm" svg:x="9.947cm" svg:y="0.346cm"><text:p text:style-name="P52">IA.c</text:p><text:p text:style-name="P52">deplacement.c</text:p><text:p text:style-name="P52">combatRework.c</text:p></draw:rect></text:p>
      <text:p text:style-name="P2"/>
      <text:p text:style-name="P2"><draw:frame text:anchor-type="paragraph" draw:z-index="16" draw:style-name="gr11" svg:width="4.918cm" svg:height="1.463cm" svg:x="0.113cm" svg:y="0.275cm"><draw:text-box><text:p>JR1_0.c</text:p><text:p>accueil.c</text:p><text:p>deplacement.c</text:p></draw:text-box></draw:frame></text:p>
      <text:p text:style-name="P2"/>
      <text:p text:style-name="P2"/>
      <text:p text:style-name="P2"/>
      <text:p text:style-name="P2"/>
      <text:p text:style-name="P2"><text:tab/><text:tab/></text:p>
      <text:p text:style-name="P9"><text:tab/><text:tab/>1- <text:span text:style-name="T43">C</text:span>réation et gestion de l'avatar</text:p>
      <text:p text:style-name="P2"/>
      <text:p text:style-name="P2"><text:tab/>Nous détaillerons ici tout ce que attrait à la conception de l'avatar, ses caractéristiques et ses compétences. <text:s/></text:p>
      <text:p text:style-name="P2"/>
      <text:p text:style-name="P2"><draw:rect text:anchor-type="paragraph" draw:z-index="18" draw:style-name="gr10" draw:text-style-name="P52" svg:width="18.139cm" svg:height="3.97cm" svg:x="-0.774cm" svg:y="0.333cm"><text:p/></draw:rect><draw:rect text:anchor-type="paragraph" draw:z-index="24" draw:style-name="gr12" draw:text-style-name="P52" svg:width="12.787cm" svg:height="1.913cm" svg:x="-0.598cm" svg:y="0.457cm"><text:p/></draw:rect></text:p>
      <text:p text:style-name="P2"><draw:rect text:anchor-type="paragraph" draw:z-index="20" draw:style-name="gr4" draw:text-style-name="P52" svg:width="2.234cm" svg:height="1.117cm" svg:x="2.547cm" svg:y="0.173cm"><text:p text:style-name="P52">t_sexe</text:p></draw:rect><draw:rect text:anchor-type="paragraph" draw:z-index="19" draw:style-name="gr4" draw:text-style-name="P52" svg:width="2.44cm" svg:height="1.147cm" svg:x="-0.245cm" svg:y="0.134cm"><text:p text:style-name="P52">pseudo</text:p></draw:rect><draw:rect text:anchor-type="paragraph" draw:z-index="21" draw:style-name="gr4" draw:text-style-name="P52" svg:width="2.236cm" svg:height="1.089cm" svg:x="5.163cm" svg:y="0.201cm"><text:p text:style-name="P52">t_race</text:p></draw:rect><draw:rect text:anchor-type="paragraph" draw:z-index="22" draw:style-name="gr4" draw:text-style-name="P52" svg:width="1.999cm" svg:height="0.999cm" svg:x="7.632cm" svg:y="0.293cm"><text:p text:style-name="P52">t_poids</text:p></draw:rect><draw:rect text:anchor-type="paragraph" draw:z-index="23" draw:style-name="gr4" draw:text-style-name="P52" svg:width="1.971cm" svg:height="1.089cm" svg:x="9.925cm" svg:y="0.235cm"><text:p text:style-name="P52">taille</text:p></draw:rect><draw:rect text:anchor-type="paragraph" draw:z-index="26" draw:style-name="gr4" draw:text-style-name="P52" svg:width="2.176cm" svg:height="1.795cm" svg:x="12.513cm" svg:y="0.058cm"><text:p text:style-name="P52">t_comp1</text:p></draw:rect><draw:rect text:anchor-type="paragraph" draw:z-index="27" draw:style-name="gr4" draw:text-style-name="P52" svg:width="1.999cm" svg:height="1.765cm" svg:x="14.982cm" svg:y="0.088cm"><text:p text:style-name="P52">t_combat</text:p></draw:rect></text:p>
      <text:p text:style-name="P2"/>
      <text:p text:style-name="P2"><draw:frame text:anchor-type="paragraph" draw:z-index="25" draw:style-name="gr13" svg:width="5.144cm" svg:height="0.976cm" svg:x="-0.363cm" svg:y="0.316cm"><draw:text-box><text:p>t_physique</text:p><text:p/></draw:text-box></draw:frame></text:p>
      <text:p text:style-name="P2"/>
      <text:p text:style-name="P2"><draw:rect text:anchor-type="paragraph" draw:z-index="28" draw:style-name="gr4" draw:text-style-name="P52" svg:width="1.941cm" svg:height="1.412cm" svg:x="0.078cm" svg:y="0.228cm"><text:p text:style-name="P52">t_furtif</text:p></draw:rect><draw:rect text:anchor-type="paragraph" draw:z-index="29" draw:style-name="gr4" draw:text-style-name="P52" svg:width="1.971cm" svg:height="1.382cm" svg:x="2.958cm" svg:y="0.228cm"><text:p text:style-name="P52">t_dial</text:p></draw:rect><draw:rect text:anchor-type="paragraph" draw:z-index="30" draw:style-name="gr4" draw:text-style-name="P52" svg:width="1.823cm" svg:height="1.47cm" svg:x="5.782cm" svg:y="0.199cm"><text:p text:style-name="P52">t_magie</text:p></draw:rect><draw:rect text:anchor-type="paragraph" draw:z-index="31" draw:style-name="gr4" draw:text-style-name="P52" svg:width="2.059cm" svg:height="0.971cm" svg:x="10.425cm" svg:y="0.406cm"><text:p text:style-name="P52">Sante</text:p></draw:rect><draw:rect text:anchor-type="paragraph" draw:z-index="32" draw:style-name="gr4" draw:text-style-name="P52" svg:width="1.735cm" svg:height="0.941cm" svg:x="12.806cm" svg:y="0.406cm"><text:p text:style-name="P52">Mana</text:p></draw:rect><draw:rect text:anchor-type="paragraph" draw:z-index="33" draw:style-name="gr4" draw:text-style-name="P52" svg:width="1.736cm" svg:height="0.971cm" svg:x="14.952cm" svg:y="0.376cm"><text:p text:style-name="P52">endu</text:p></draw:rect><draw:rect text:anchor-type="paragraph" draw:z-index="34" draw:style-name="gr14" draw:text-style-name="P52" svg:width="8.82cm" svg:height="1.758cm" svg:x="8.308cm" svg:y="0.111cm"><text:p/></draw:rect></text:p>
      <text:p text:style-name="P2"/>
      <text:p text:style-name="P2"><draw:frame text:anchor-type="paragraph" draw:z-index="35" draw:style-name="gr15" svg:width="2.675cm" svg:height="0.976cm" svg:x="8.516cm" svg:y="0.402cm"><draw:text-box><text:p>t_vie</text:p><text:p/></draw:text-box></draw:frame></text:p>
      <text:p text:style-name="P2"/>
      <text:p text:style-name="P3"><text:tab/><text:tab/><text:tab/></text:p>
      <text:p text:style-name="P37"/>
      <text:p text:style-name="P37"><text:tab/>a_ structures de données</text:p>
      <text:p text:style-name="P2"/>
      <text:p text:style-name="P2"><text:tab/>Tout d'abord, le joueur doit saisir un pseudo qui sera le nom porté par son avatar durant toute la partie. Nous utilisons pour cela un tableau de caractère <text:span text:style-name="T5">pseudo[ ]</text:span> de taille <text:span text:style-name="T5">P</text:span>, <text:span text:style-name="T5">P</text:span> étant une constante définit à 16.</text:p>
      <text:p text:style-name="P2"><text:tab/>Un type énuméré <text:span text:style-name="T5">t_sexe</text:span> où homme vaut 1, femme vaut 2 et sans vaut 3.</text:p>
      <text:p text:style-name="P2"><text:tab/>Un type énuméré <text:span text:style-name="T5">t_race </text:span>où elfe vaut 1, humain vaut 2, nain vaut 3, orc vaut 4 et troll vaut 5.</text:p>
      <text:p text:style-name="P2"><text:tab/>Un entier <text:span text:style-name="T5">taille</text:span> contenue dans la structure <text:span text:style-name="T5">t_physique.</text:span></text:p>
      <text:p text:style-name="P2"><text:tab/>La corpulence du joueur sera calculée à partir du poids et de la <text:span text:style-name="T5">taille</text:span> du joueur, on calcul <text:soft-page-break/>alors l'IMC (Indice de Masse Corporelle). Le résultat est alors stocké dans un type énuméré <text:span text:style-name="T5">t_poids</text:span> : anorexique vaut 1, mince vaut 2, moyen vaut 3, surpoids vaut 4, obèse vaut 5 et obésité morbide vaut 6. </text:p>
      <text:p text:style-name="P2"><text:tab/>Les types énumérés <text:span text:style-name="T5">t_poids</text:span>,<text:span text:style-name="T5"> t_sexe</text:span>, <text:span text:style-name="T5">t_race</text:span> et l'entier <text:span text:style-name="T5">taille</text:span> sont stocké dans le type énuméré <text:span text:style-name="T5">t_physique</text:span>.</text:p>
      <text:p text:style-name="P2"/>
      <text:p text:style-name="P2"><text:tab/>Les compétences principales du joueur sont indexés dans la structures <text:span text:style-name="T5">t_comp1</text:span> et sont de type <text:span text:style-name="T5">int</text:span>. De même les compétences secondaires sont répartie dans différents types énumérés : <text:span text:style-name="T5">t_combat</text:span> (pour les compétences liées au combats), <text:span text:style-name="T5">t_furtif</text:span> (compétences liées à la furtivité), <text:span text:style-name="T5">t_dial</text:span> (compétences liées aux dialogues), <text:span text:style-name="T5">t_magie</text:span> (compétences liées à la magie).</text:p>
      <text:p text:style-name="P2"><text:tab/>Les points de <text:span text:style-name="T5">sante</text:span>, de <text:span text:style-name="T5">mana</text:span> et <text:span text:style-name="T5">d'endurance</text:span> sont de types entiers et stockés dans un type énuméré <text:span text:style-name="T5">t_vie</text:span>.<text:tab/></text:p>
      <text:p text:style-name="P2"><text:tab/></text:p>
      <text:p text:style-name="P2"><text:tab/>Le tableau <text:span text:style-name="T5">pseudo</text:span>, les structures <text:span text:style-name="T5">t_physique</text:span>,<text:span text:style-name="T5"> t_vie</text:span>,<text:span text:style-name="T5"> t_comp1</text:span>, <text:span text:style-name="T5">t_combat</text:span>, <text:span text:style-name="T5">t_furtif</text:span>,<text:span text:style-name="T5"> t_dial</text:span> et <text:span text:style-name="T5">t_magie</text:span> sont stockées dans la structures <text:span text:style-name="T5">t_joueur</text:span> modélisant une sorte de « carte d'identité » du joueur qui lui sera associé et pourra être modifié tout au long du jeu.</text:p>
      <text:p text:style-name="P2"/>
      <text:p text:style-name="P2"/>
      <text:p text:style-name="P2"><text:tab/><text:tab/><text:tab/><text:span text:style-name="T1">b_ Fonctions</text:span></text:p>
      <text:p text:style-name="P9"/>
      <text:p text:style-name="P2"><text:span text:style-name="T1"><text:tab/></text:span><text:span text:style-name="T24">La fonction </text:span><text:span text:style-name="T12">initstruct</text:span><text:span text:style-name="T24"> prend en paramètre un pointeur sur une structure de type </text:span><text:span text:style-name="T12">t_joueur</text:span><text:span text:style-name="T18">, cette fonction est appelée en début de programme et permet d'initialiser les données contenues dans la structure passée en paramètre. </text:span></text:p>
      <text:p text:style-name="P10"/>
      <text:p text:style-name="P2"><text:span text:style-name="T18"><text:tab/>La fonction </text:span><text:span text:style-name="T12">creer_pseudo</text:span><text:span text:style-name="T18"> prend en paramètre un pointeur sur une structure de type </text:span><text:span text:style-name="T12">t_joueur</text:span><text:span text:style-name="T18">, cette fonction permet au joueur de se choisir un pseudo compris entre trois et quinze caractères. Une fois la taille du pseudo vérifiée, le pseudo est inséré dans le tableau </text:span><text:span text:style-name="T12">pseudo</text:span><text:span text:style-name="T18"> inclut dans la structure </text:span><text:span text:style-name="T12">t_joueur</text:span><text:span text:style-name="T18">.</text:span></text:p>
      <text:p text:style-name="P10"/>
      <text:p text:style-name="P2"><text:span text:style-name="T18"><text:tab/>La fonction </text:span><text:span text:style-name="T12">race</text:span><text:span text:style-name="T18"> prend en paramètre un pointeur sur une structure de type </text:span><text:span text:style-name="T12">t_joueur</text:span><text:span text:style-name="T18">, </text:span><text:span text:style-name="T18">cette fonction permet au joueur de choisir la race de son avatar parmi cinq choix possibles. Une fois que le choix du joueur a été testé et validé, il est inclut dans le type énuméré de type </text:span><text:span text:style-name="T12">t_race</text:span><text:span text:style-name="T18"> qui se situe dans la structure de type </text:span><text:span text:style-name="T12">t_physique</text:span><text:span text:style-name="T18"> elle-même inclue dans la structure </text:span><text:span text:style-name="T12">t_joueur</text:span><text:span text:style-name="T18"> passé en paramètre.</text:span></text:p>
      <text:p text:style-name="P2"><text:span text:style-name="T18"><text:tab/></text:span><text:span text:style-name="T18">La fonction </text:span><text:span text:style-name="T12">sexe</text:span><text:span text:style-name="T18"> est construite sur le même principe que la fonction </text:span><text:span text:style-name="T12">race</text:span><text:span text:style-name="T18">. Le résultat est </text:span><text:span text:style-name="T18">inclut dans un type énuméré de type </text:span><text:span text:style-name="T12">t_sexe</text:span><text:span text:style-name="T18"> </text:span><text:span text:style-name="T18">qui se situe dans la structure de type </text:span><text:span text:style-name="T12">t_physique</text:span><text:span text:style-name="T18"> elle-même inclue dans la structure </text:span><text:span text:style-name="T12">t_joueur</text:span><text:span text:style-name="T18"> passé en paramètre.</text:span></text:p>
      <text:p text:style-name="P10"/>
      <text:p text:style-name="P2"><text:span text:style-name="T18"><text:tab/></text:span><text:span text:style-name="T18">Les fonctions </text:span><text:span text:style-name="T12">taille</text:span><text:span text:style-name="T18"> et </text:span><text:span text:style-name="T12">poids</text:span><text:span text:style-name="T18"> sont faites selon le même modèle. Il est demandé à l'utilisateur de saisir une valeur entière compris dans l'intervalle demandé. La valeur saisie est testé vérifié, une fois valide, la valeur de </text:span><text:span text:style-name="T12">taille</text:span><text:span text:style-name="T18"> est copié dans l'entier </text:span><text:span text:style-name="T12">taille</text:span><text:span text:style-name="T18"> dans la structure de </text:span><text:span text:style-name="T12">t_physique.</text:span><text:span text:style-name="T18"> Le poids saisie par utilisateur est utilisé avec la taille pour calculer l'IMC de l'avatar. </text:span><text:span text:style-name="T36">À</text:span><text:span text:style-name="T18"> une IMC donnée correspond une corpulence donnée, cette corpulence est incluse dans le type énuméré </text:span><text:span text:style-name="T12">t_poids</text:span><text:span text:style-name="T18"> de la structure </text:span><text:span text:style-name="T12">t_physique</text:span><text:span text:style-name="T18">. </text:span><text:span text:style-name="T12"><text:s/></text:span></text:p>
      <text:p text:style-name="P10"/>
      <text:p text:style-name="P2"><text:span text:style-name="T18"><text:tab/></text:span><text:span text:style-name="T18">La fonction </text:span><text:span text:style-name="T12">initCaract </text:span><text:span text:style-name="T18">prend en paramètre un pointeur sur une structure de type </text:span><text:span text:style-name="T12">t_joueur, </text:span><text:span text:style-name="T18">elle</text:span><text:span text:style-name="T18"> met à jour les valeurs des compétences de l'avatar </text:span><text:span text:style-name="T18">dans la structure </text:span><text:span text:style-name="T12">t_joueur</text:span><text:span text:style-name="T18"> en fonction de ses choix concernant la </text:span><text:span text:style-name="T12">race</text:span><text:span text:style-name="T18"> et le </text:span><text:span text:style-name="T12">poids</text:span><text:span text:style-name="T18">.</text:span></text:p>
      <text:p text:style-name="P10"/>
      <text:p text:style-name="P2"><text:span text:style-name="T18"><text:tab/>La fonction </text:span><text:span text:style-name="T12">attribution_points</text:span><text:span text:style-name="T12"> </text:span><text:span text:style-name="T18">prend en paramètre un pointeur sur une structure de type </text:span><text:span text:style-name="T12">t_joueur,</text:span><text:span text:style-name="T18"> </text:span><text:span text:style-name="T18">un entier </text:span><text:span text:style-name="T12">principale</text:span><text:span text:style-name="T18"> et un entier </text:span><text:span text:style-name="T12">secondaire. </text:span><text:span text:style-name="T18">Cette fonction permet au joueur d'attribuer un </text:span><text:soft-page-break/><text:span text:style-name="T18">nombre de point égale à la valeur de </text:span><text:span text:style-name="T12">principale</text:span><text:span text:style-name="T18"> à ses compétences principales et un nombre de point égale à la valeur de </text:span><text:span text:style-name="T12">secondaire</text:span><text:span text:style-name="T18"> parmi ses compétences secondaires.</text:span></text:p>
      <text:p text:style-name="P10"/>
      <text:p text:style-name="P2"><text:span text:style-name="T18"><text:tab/></text:span><text:span text:style-name="T18">La fonction </text:span><text:span text:style-name="T12">config</text:span><text:span text:style-name="T12"> </text:span><text:span text:style-name="T18">prend en paramètre un pointeur sur une structure de type </text:span><text:span text:style-name="T12">t_joueur. </text:span><text:span text:style-name="T18">Elle permet au joueur de voir un récapitulatif de ses compétences et caractéristiques. Le joueur peut alors décider de modifier ses caractéristiques uniquement (les compétences sont automatiquement </text:span><text:span text:style-name="T18">mises à jour) </text:span><text:span text:style-name="T18">ou de quitter la création du personnage et commencer à jouer. </text:span></text:p>
      <text:p text:style-name="P2"><text:span text:style-name="T18"><text:tab/></text:span><text:span text:style-name="T18">La fonction </text:span><text:span text:style-name="T12">crea_ava</text:span><text:span text:style-name="T12"> </text:span><text:span text:style-name="T18">prend en paramètre un pointeur sur une structure de type </text:span><text:span text:style-name="T12">t_joueur,</text:span><text:span text:style-name="T18"> </text:span><text:span text:style-name="T18">un entier </text:span><text:span text:style-name="T12">principale</text:span><text:span text:style-name="T18"> et un entier </text:span><text:span text:style-name="T12">secondaire.</text:span><text:span text:style-name="T18"> </text:span><text:span text:style-name="T18">Cette fonction appelle dans l'ordre voulu toutes les </text:span><text:span text:style-name="T18">fonctions liées à la création de l'avatar. C'est cette fonction qui sera utilisée dans les menus ou le </text:span><text:span text:style-name="T12">main</text:span><text:span text:style-name="T18">.</text:span></text:p>
      <text:p text:style-name="P2"/>
      <text:p text:style-name="P2"/>
      <text:p text:style-name="P2"><text:tab/><text:tab/><text:tab/><text:span text:style-name="T1">c_ Cas d'erreurs et traitements</text:span></text:p>
      <text:p text:style-name="P9"/>
      <text:p text:style-name="P2"><text:span text:style-name="T1"><text:tab/></text:span><text:span text:style-name="T24">Les cas d'erreurs suivants ont été traité par des boucles </text:span><text:span text:style-name="T12">while</text:span><text:span text:style-name="T18"> qui demanderont au joueur de saisir à nouveau la ou les donnée(s). On parle ici de la taille du pseudo et toutes les valeurs entières bornées : taille, poids, choix lors des menus...</text:span></text:p>
      <text:p text:style-name="P10"/>
      <text:p text:style-name="P10"/>
      <text:p text:style-name="P2"/>
      <text:p text:style-name="P2"><text:tab/><text:tab/><text:span text:style-name="T1">2_ </text:span><text:span text:style-name="T2">S</text:span><text:span text:style-name="T1">auvegarde et chargement de partie</text:span></text:p>
      <text:p text:style-name="P9"/>
      <text:p text:style-name="P9"/>
      <text:p text:style-name="P2"><text:span text:style-name="T1"><text:tab/></text:span><text:span text:style-name="T34">Afin que le joueur puisse interrompre et reprendre sa partie à sa guise, nous avons installé un système permettant de sauvegarder les données du jeu et les charger lorsque le joueur le souhaite.</text:span></text:p>
      <text:p text:style-name="P9"/>
      <text:p text:style-name="P9"/>
      <text:p text:style-name="P2"><text:tab/><text:tab/><text:tab/><text:span text:style-name="T1">a) </text:span><text:span text:style-name="T1">fonctions</text:span></text:p>
      <text:p text:style-name="P33"><text:tab/></text:p>
      <text:p text:style-name="P2"><text:span text:style-name="T24"><text:tab/></text:span><text:span text:style-name="T24">La fonction </text:span><text:span text:style-name="T12">crea_file</text:span><text:span text:style-name="T24"> permet de sauvegarder les données. Elle prend en paramètre une </text:span><text:span text:style-name="T24">variable</text:span><text:span text:style-name="T24"> de type</text:span><text:span text:style-name="T12"> t_joueur</text:span><text:span text:style-name="T24">, une </text:span><text:span text:style-name="T24">variable</text:span><text:span text:style-name="T24"> de type </text:span><text:span text:style-name="T12">t_coord</text:span><text:span text:style-name="T24">, un tableau </text:span><text:span text:style-name="T12">pseudo</text:span><text:span text:style-name="T24"> de type caractère et un double pointeur sur une matrice </text:span><text:span text:style-name="T12">monde</text:span><text:span text:style-name="T24"> de type char. </text:span></text:p>
      <text:p text:style-name="P2"><text:span text:style-name="T24"><text:tab/></text:span><text:span text:style-name="T24">Cette fonction permet de créer un fichier texte portant le </text:span><text:span text:style-name="T12">pseudo</text:span><text:span text:style-name="T24"> du joueur comme nom. Ce fichier texte contiendra toutes les données contenues dans les structures et matrices passées en paramètres à l'exception du </text:span><text:span text:style-name="T12">pseudo</text:span><text:span text:style-name="T24">.</text:span></text:p>
      <text:p text:style-name="P33"/>
      <text:p text:style-name="P2"><text:span text:style-name="T24"><text:tab/>La fonction </text:span><text:span text:style-name="T12">charger_jeu</text:span><text:span text:style-name="T18"> permet de charger les données d'une partie déjà créée </text:span><text:span text:style-name="T18">à partir d'un fichier</text:span><text:span text:style-name="T18">. Cette fonction prend en paramètre </text:span><text:span text:style-name="T18">un pointeur sur</text:span><text:span text:style-name="T18"> une variable </text:span><text:span text:style-name="T12">joueur</text:span><text:span text:style-name="T18"> de type </text:span><text:span text:style-name="T12">t_joueur</text:span><text:span text:style-name="T18">, </text:span><text:span text:style-name="T18">un pointeur sur</text:span><text:span text:style-name="T18"> </text:span><text:span text:style-name="T18">une variable </text:span><text:span text:style-name="T12">coord</text:span><text:span text:style-name="T18"> de type </text:span><text:span text:style-name="T12">t_coord,</text:span><text:span text:style-name="T18"> un double pointeur sur une matrice </text:span><text:span text:style-name="T12">monde</text:span><text:span text:style-name="T18">, et un pointeur sur un fichier </text:span><text:span text:style-name="T12">fichier.</text:span></text:p>
      <text:p text:style-name="P2"><text:span text:style-name="T12"><text:tab/></text:span><text:span text:style-name="T18"> </text:span><text:span text:style-name="T18">Cette fonction</text:span><text:span text:style-name="T18"> </text:span><text:span text:style-name="T18">récupère les données dans le même </text:span><text:span text:style-name="T18">ordre</text:span><text:span text:style-name="T18"> qu'elles ont été sauvegardé </text:span><text:span text:style-name="T18">dans le </text:span><text:span text:style-name="T12">fichier</text:span><text:span text:style-name="T18"> passé en paramètre </text:span><text:span text:style-name="T18">et les insère dans le</text:span><text:span text:style-name="T18">(</text:span><text:span text:style-name="T18">s</text:span><text:span text:style-name="T18">)</text:span><text:span text:style-name="T18"> structure</text:span><text:span text:style-name="T18">(</text:span><text:span text:style-name="T18">s</text:span><text:span text:style-name="T18">)</text:span><text:span text:style-name="T18"> et matrice</text:span><text:span text:style-name="T18">(s)</text:span><text:span text:style-name="T18"> passée</text:span><text:span text:style-name="T18">(</text:span><text:span text:style-name="T18">s</text:span><text:span text:style-name="T18">)</text:span><text:span text:style-name="T18"> en paramètre.</text:span></text:p>
      <text:p text:style-name="P10"/>
      <text:p text:style-name="P2"><text:span text:style-name="T18"><text:tab/></text:span><text:span text:style-name="T18">La fonction </text:span><text:span text:style-name="T12">charger_partie </text:span><text:span text:style-name="T18">permet </text:span><text:span text:style-name="T18">au joueur de charger une partie</text:span><text:span text:style-name="T18">. Cette fonction prend en paramètre </text:span><text:span text:style-name="T18">un pointeur sur</text:span><text:span text:style-name="T18"> une variable </text:span><text:span text:style-name="T12">joueur</text:span><text:span text:style-name="T18"> de type </text:span><text:span text:style-name="T12">t_joueur</text:span><text:span text:style-name="T18">, </text:span><text:span text:style-name="T18">un pointeur sur un tableau </text:span><text:span text:style-name="T12">charger</text:span><text:span text:style-name="T18"> de </text:span><text:span text:style-name="T18">type </text:span><text:span text:style-name="T18">caractère</text:span><text:span text:style-name="T18">,</text:span><text:span text:style-name="T18">un pointeur sur</text:span><text:span text:style-name="T18"> </text:span><text:span text:style-name="T18">une variable </text:span><text:span text:style-name="T12">coord</text:span><text:span text:style-name="T18"> de type </text:span><text:span text:style-name="T12">t_coord </text:span><text:span text:style-name="T18">et</text:span><text:span text:style-name="T18"> un double pointeur sur une matrice </text:span><text:span text:style-name="T12">mond</text:span><text:span text:style-name="T12">e</text:span><text:span text:style-name="T12">.</text:span><text:span text:style-name="T18"> </text:span><text:span text:style-name="T18">Elle renvoie un si le fichier existe et à été charger, zéro si le fichier n'existe pas.</text:span></text:p>
      <text:p text:style-name="P2"><text:span text:style-name="T18"><text:tab/>Cette fonction </text:span><text:span text:style-name="T18">commence par vérifier l'existence d'une partie, pour cela elle récupère le </text:span><text:span text:style-name="T12">pseudo</text:span><text:span text:style-name="T18"> du joueur au clavier </text:span><text:span text:style-name="T18">(et l'insère dans le tableau </text:span><text:span text:style-name="T12">charger</text:span><text:span text:style-name="T18"> passer en paramètre)</text:span><text:span text:style-name="T18"> et test </text:span><text:soft-page-break/><text:span text:style-name="T18">l’existence d</text:span><text:span text:style-name="T18">'un</text:span><text:span text:style-name="T18"> fichier </text:span><text:span text:style-name="T18">portant son nom</text:span><text:span text:style-name="T18">. </text:span><text:span text:style-name="T18">Si le fichier existe, la fonction appelle la fonction </text:span><text:span text:style-name="T12">charger_jeu</text:span><text:span text:style-name="T18"> et copie le pseudo </text:span><text:span text:style-name="T18">dans le tableau </text:span><text:span text:style-name="T12">pseudo</text:span><text:span text:style-name="T18"> de la structure </text:span><text:span text:style-name="T17">t_joueur</text:span><text:span text:style-name="T18"> passé en paramètre.</text:span><text:span text:style-name="T18"> </text:span><text:span text:style-name="T18">Si le fichier n'existe pas, la fonction en avertit l'utilisateur et renvoie zéro. </text:span></text:p>
      <text:p text:style-name="P10"/>
      <text:p text:style-name="P10"/>
      <text:p text:style-name="P2"><text:span text:style-name="T18"><text:tab/><text:tab/><text:tab/></text:span><text:span text:style-name="T20">b) cas d'erreur et traitements</text:span><text:span text:style-name="T18"> </text:span></text:p>
      <text:p text:style-name="P24"/>
      <text:p text:style-name="P24"><text:tab/><text:span text:style-name="T24">Nous avons rencontré assez peu de problème dans cette partie du code si ce n'est les erreurs de segmentation. Il a donc fallu vérifié l’existence des fichiers de sauvegarde au début de chaque fonction qui lisait à l'intérieur. <text:s/></text:span></text:p>
      <text:p text:style-name="P24"/>
      <text:p text:style-name="P24"/>
      <text:p text:style-name="P24"/>
      <text:p text:style-name="P2"><text:span text:style-name="T20"><text:tab/><text:tab/>3_ Création et génération aléatoire d'une région</text:span><text:span text:style-name="T18"> </text:span></text:p>
      <text:p text:style-name="P10"/>
      <text:p text:style-name="P10"/>
      <text:p text:style-name="P9"><text:span text:style-name="T21"><text:tab/></text:span><text:span text:style-name="T19">Afin de diversifier le jeu et d'augmenter sa durée de vie, nous avons créer un système permettant de générer aléatoirement des régions dans le monde. </text:span></text:p>
      <text:p text:style-name="P10"/>
      <text:p text:style-name="P10"/>
      <text:p text:style-name="P24"><text:tab/><text:tab/><text:tab/>a) structures de données</text:p>
      <text:p text:style-name="P10"/>
      <text:p text:style-name="P2"><text:span text:style-name="T18"><text:tab/>Nous avons, pour certaines de nos fonctions, besoin d'utiliser des piles. Nous incluons donc, dans nos fichiers,le fichier </text:span><text:span text:style-name="T12">pile_tab.h</text:span><text:span text:style-name="T18"> qui contient les prototypes des primitives de pile par tableau. </text:span></text:p>
      <text:p text:style-name="P10"/>
      <text:p text:style-name="P2"><text:span text:style-name="T18"><text:tab/></text:span><text:span text:style-name="T18">Nous définissons les constantes suivantes : </text:span></text:p>
      <text:p text:style-name="P10"/>
      <text:p text:style-name="P2"><text:span text:style-name="T18">-une constante </text:span><text:span text:style-name="T12">N,</text:span></text:p>
      <text:p text:style-name="P2"><text:span text:style-name="T18">-une constante </text:span><text:span text:style-name="T12">tmax</text:span><text:span text:style-name="T18"> ayant pour valeur N+N,</text:span></text:p>
      <text:p text:style-name="P2"><text:span text:style-name="T18">-une constante </text:span><text:span text:style-name="T12">NB_COFFRE.</text:span><text:span text:style-name="T18"> </text:span></text:p>
      <text:p text:style-name="P10"/>
      <text:p text:style-name="P2"><text:span text:style-name="T18"><text:tab/></text:span><text:span text:style-name="T18">Nous </text:span><text:span text:style-name="T18">créons les variables et structures globales suivantes : </text:span></text:p>
      <text:p text:style-name="P10"/>
      <text:p text:style-name="P2"><text:span text:style-name="T18">-un </text:span><text:span text:style-name="T18">entier </text:span><text:span text:style-name="T12">sommet,</text:span></text:p>
      <text:p text:style-name="P2"><text:span text:style-name="T18">-un </text:span><text:span text:style-name="T18">tableau </text:span><text:span text:style-name="T12">pile</text:span><text:span text:style-name="T18"> de type entier et de taille </text:span><text:span text:style-name="T12">tmax,</text:span></text:p>
      <text:p text:style-name="P2"><text:span text:style-name="T18">-un tableau </text:span><text:span text:style-name="T12">tab</text:span><text:span text:style-name="T18"> de </text:span><text:span text:style-name="T18">taille (2*</text:span><text:span text:style-name="T12">NB_COFFRE</text:span><text:span text:style-name="T18">)+4 </text:span><text:span text:style-name="T18"><text:s/>cases de type entier, ce tableau est destiné à stocker des coordonnées variables,</text:span></text:p>
      <text:p text:style-name="P2"><text:span text:style-name="T18">-une matrice </text:span><text:span text:style-name="T12">region</text:span><text:span text:style-name="T18"> de type caractère et de taille NxN modélisant une région du jeu.</text:span></text:p>
      <text:p text:style-name="P10"/>
      <text:p text:style-name="P10"/>
      <text:p text:style-name="P2"><text:span text:style-name="T18"><text:tab/><text:tab/><text:tab/></text:span><text:span text:style-name="T20">b) fonctions</text:span></text:p>
      <text:p text:style-name="P10"/>
      <text:p text:style-name="P2"><text:span text:style-name="T18"><text:tab/></text:span><text:span text:style-name="T18">La fonction </text:span><text:span text:style-name="T12">initregion</text:span><text:span text:style-name="T18"><text:tab/> </text:span><text:span text:style-name="T18">initialise le contenu de la matrice </text:span><text:span text:style-name="T12">region</text:span><text:span text:style-name="T18"> où chaque cellule contiendra 'X'. Elle initialise également le contenue du tableau </text:span><text:span text:style-name="T12">tab</text:span><text:span text:style-name="T18"> à '1'.</text:span></text:p>
      <text:p text:style-name="P10"/>
      <text:p text:style-name="P2"><text:span text:style-name="T18"><text:tab/></text:span><text:span text:style-name="T18">La fonction </text:span><text:span text:style-name="T12">verif_coffre</text:span><text:span text:style-name="T18"> prend en paramètre deux entiers </text:span><text:span text:style-name="T12">i</text:span><text:span text:style-name="T18"> et </text:span><text:span text:style-name="T12">j</text:span><text:span text:style-name="T18"> et renvoie un entier (zéro ou un). Cette fonction vérifie dans la matrice </text:span><text:span text:style-name="T12">region</text:span><text:span text:style-name="T18"> autour des coordonnées </text:span><text:span text:style-name="T12">[i][j]</text:span><text:span text:style-name="T18"> la présence ou non </text:span><text:span text:style-name="T18">d'un coffre, d'un joueur ou d'un monstre. Elle renvoie zéro si l'un de ces éléments est présent et un si non.</text:span></text:p>
      <text:p text:style-name="P10"/>
      <text:p text:style-name="P2"><text:soft-page-break/><text:span text:style-name="T18"><text:tab/>La fonction </text:span><text:span text:style-name="T12">verif_</text:span><text:span text:style-name="T12">cour</text:span><text:span text:style-name="T18"> prend en paramètre deux entiers </text:span><text:span text:style-name="T12">i</text:span><text:span text:style-name="T18"> et </text:span><text:span text:style-name="T12">j</text:span><text:span text:style-name="T18"> et renvoie un entier (zéro ou un). </text:span><text:span text:style-name="T18">Cette fonction vérifie dans la matrice </text:span><text:span text:style-name="T12">region</text:span><text:span text:style-name="T18"> aux coordonnées </text:span><text:span text:style-name="T12">[i][j]</text:span><text:span text:style-name="T18"> la présence ou non </text:span><text:span text:style-name="T18">d'un coffre, d'un joueur ou d'un monstre. Elle renvoie zéro si l'un de ces éléments est présent et un si non.</text:span></text:p>
      <text:p text:style-name="P10"/>
      <text:p text:style-name="P2"><text:span text:style-name="T18"><text:tab/></text:span><text:span text:style-name="T18"> </text:span><text:span text:style-name="T18">La fonction </text:span><text:span text:style-name="T12">place_coffre</text:span><text:span text:style-name="T18"> permet de placer un nombre de coffre égale à </text:span><text:span text:style-name="T12">NB_COFFRE </text:span><text:span text:style-name="T18">dans la matrice région. Les coffres sont placés aléatoirement et ne peuvent pas êtres placés en bordure de matrice, </text:span><text:span text:style-name="T18">on utilise la fonction </text:span><text:span text:style-name="T12">verif_coffre</text:span><text:span text:style-name="T18"> afin de ne pas placer de coffre à proximité d'un autre élément déjà présent dans la matrice. <text:s/></text:span></text:p>
      <text:p text:style-name="P2"><text:span text:style-name="T18"><text:tab/></text:span><text:span text:style-name="T18">Les fonctions </text:span><text:span text:style-name="T12">place_joueur</text:span><text:span text:style-name="T18"> et </text:span><text:span text:style-name="T12">place_monstre</text:span><text:span text:style-name="T18"> sont faites sur le même modèle que </text:span><text:span text:style-name="T12">place_coffre</text:span><text:span text:style-name="T18">. </text:span></text:p>
      <text:p text:style-name="P2"><text:span text:style-name="T18"><text:tab/></text:span><text:span text:style-name="T18">Une fois l'emplacement validé, les coordonnées de l'élément placé sont sauvegardées dans le tableau </text:span><text:span text:style-name="T12">tab</text:span><text:span text:style-name="T18">. Les cases 0 à (2*</text:span><text:span text:style-name="T12">NB_COFFRE</text:span><text:span text:style-name="T18">)-1 sont les coordonnées des coffres, 8 et 9 celle du joueur et 10 et 11 celle du monstre. </text:span></text:p>
      <text:p text:style-name="P10"/>
      <text:p text:style-name="P2"><text:span text:style-name="T18"><text:tab/></text:span><text:span text:style-name="T18">La fonction </text:span><text:span text:style-name="T12">chemin</text:span><text:span text:style-name="T18"> permet de générer des chemins dans la matrice. Pour cela on récupère les coordonnées du joueur dans </text:span><text:span text:style-name="T12">tab</text:span><text:span text:style-name="T18"> </text:span><text:span text:style-name="T18">et à partir de celle-ci, on remplace les 'X' depuis le joueur jusqu'à la bordure </text:span><text:span text:style-name="T18">(sans modifier la bordure)</text:span><text:span text:style-name="T18"> par des espaces ' '. </text:span><text:span text:style-name="T18">On récupère ensuite </text:span><text:span text:style-name="T18">les coordonnées des coffres et du monstre et on </text:span><text:span text:style-name="T18">crée un chemin de la même façon que précédemment à la différence près que nous ne générons pas un chemin jusqu'à la bordure mais jusqu'à un chemin </text:span><text:span text:style-name="T18">déjà</text:span><text:span text:style-name="T18"> existant. Pour cela, on se place sur les coordonnées voulues et on par dans toutes les directions (sauf les diagonales), on empile les coordonnées de chaque case contenant un 'X' jusqu'à ce que l'on trouve une case vide ' '. On dépile alors pour remonter le chemin dans l'autre sens en remplaçant les 'X' pas des ' '. <text:s/></text:span><text:span text:style-name="T18">Si on ne trouve pas de case vide entre le point de départ et la bordure, on ne crée pas de chemin. </text:span><text:span text:style-name="T18"><text:s/></text:span><text:span text:style-name="T12"><text:s/></text:span><text:span text:style-name="T18"><text:s/></text:span></text:p>
      <text:p text:style-name="P10"><text:tab/></text:p>
      <text:p text:style-name="P10"><text:tab/></text:p>
      <text:p text:style-name="P10"><text:tab/>La fonction <text:span text:style-name="T5">carre</text:span> permet de modifier le contenu des cases voisines des cases éléments de la matrice <text:span text:style-name="T5">region</text:span> (joueur, monstre et coffre) en remplaçant les 'X' par des espaces vides ' '. Les espaces généré feront offices de « salles » permettant de faciliter les déplacements dans la matrice.</text:p>
      <text:p text:style-name="P10"/>
      <text:p text:style-name="P10"><text:tab/>La fonction <text:span text:style-name="T5">creer_region</text:span> regroupe toutes les fonctions vu précédemment dans l'ordre lui permettant de générer aléatoirement une région. <text:s/></text:p>
      <text:p text:style-name="P10"><text:tab/> <text:s/></text:p>
      <text:p text:style-name="P10"/>
      <text:p text:style-name="P24"><text:tab/><text:tab/><text:tab/>c) cas d'erreurs et traitements</text:p>
      <text:p text:style-name="P24"><text:tab/></text:p>
      <text:p text:style-name="P10"><text:span text:style-name="T1"><text:tab/></text:span>Il faut tout d'abord s'assurer de ne pas modifier les bordures de la matrice <text:span text:style-name="T5">region</text:span>,<text:span text:style-name="T5"> </text:span>pour cela on veillera à ce que les boucles n'aillent pas jusqu'à N-1 mais N-2. </text:p>
      <text:p text:style-name="P10"><text:tab/>Il faut ensuite réinitialiser la pile entre chaque génération aléatoire de la région. Pour cela on appellera la primitive <text:span text:style-name="T5">initpile</text:span> au début de la fonction <text:span text:style-name="T5">creer_region</text:span>. </text:p>
      <text:p text:style-name="P10"/>
      <text:p text:style-name="P24"/>
      <text:p text:style-name="P24"><text:tab/><text:tab/>4_ Création et gestion du monde<text:tab/></text:p>
      <text:p text:style-name="P24"/>
      <text:p text:style-name="P34"><text:span text:style-name="T22">Le joueur évoluera dans un monde plus ou moins vaste <text:s/>(dépend des constantes passées en paramè-tre), nous avons </text:span><text:span text:style-name="T23">organisé</text:span><text:span text:style-name="T22"> le monde comme suit. </text:span></text:p>
      <text:p text:style-name="P24"/>
      <text:p text:style-name="P24"><text:tab/><text:tab/><text:tab/>a) structures de données</text:p>
      <text:p text:style-name="P24"/>
      <text:p text:style-name="P24"><text:tab/><text:span text:style-name="T24">Nous définissons les constantes suivantes : </text:span></text:p>
      <text:p text:style-name="P10"><text:soft-page-break/></text:p>
      <text:p text:style-name="P24"><text:span text:style-name="T24">-une constante </text:span><text:span text:style-name="T12">X</text:span><text:span text:style-name="T24">,</text:span></text:p>
      <text:p text:style-name="P24"><text:span text:style-name="T24">-une constante </text:span><text:span text:style-name="T12">Y</text:span><text:span text:style-name="T24">,</text:span></text:p>
      <text:p text:style-name="P10"/>
      <text:p text:style-name="P10"><text:tab/>Nous définissons les structures et matrices suivantes : </text:p>
      <text:p text:style-name="P10"/>
      <text:p text:style-name="P24"><text:span text:style-name="T24">-une structure </text:span><text:span text:style-name="T12">t_coord</text:span><text:span text:style-name="T24"> contenant deux entiers x et y,</text:span></text:p>
      <text:p text:style-name="P24"><text:span text:style-name="T24">-une variable globale </text:span><text:span text:style-name="T12">coord</text:span><text:span text:style-name="T24"> de type</text:span><text:span text:style-name="T12"> t_coord</text:span><text:span text:style-name="T24">,</text:span></text:p>
      <text:p text:style-name="P24"><text:span text:style-name="T24">-</text:span><text:span text:style-name="T24">la matrice externe </text:span><text:span text:style-name="T12">region</text:span><text:span text:style-name="T24"> déclarée dans le fichier </text:span><text:span text:style-name="T12">region.c</text:span><text:span text:style-name="T24">,</text:span></text:p>
      <text:p text:style-name="P10">-une matrice de matrice monde de taille [X][Y][N][N] où N est déclarée dans le fichier region.h, cette matrice modélise le monde dans lequel évoluera le joueur.</text:p>
      <text:p text:style-name="P24"><text:tab/></text:p>
      <text:p text:style-name="P24"/>
      <text:p text:style-name="P24"><text:tab/><text:tab/><text:tab/>b) fonctions</text:p>
      <text:p text:style-name="P24"/>
      <text:p text:style-name="P24"><text:tab/><text:span text:style-name="T24">La fonction </text:span><text:span text:style-name="T12">init_monde</text:span><text:span text:style-name="T24"> alloue dynamique une matrice de même taille que la matrice </text:span><text:span text:style-name="T12">region</text:span><text:span text:style-name="T24"> dans chaque case de la matrice </text:span><text:span text:style-name="T12">monde</text:span><text:span text:style-name="T24">. </text:span><text:span text:style-name="T24">Puis le contenu de chaque matrice de alloué dynamiquement est initialisé à 'X'. </text:span></text:p>
      <text:p text:style-name="P10"/>
      <text:p text:style-name="P24"><text:span text:style-name="T24"><text:tab/>La fonction </text:span><text:span text:style-name="T12">inclure_region</text:span><text:span text:style-name="T24"> permet de copier le contenu d'une région, généré aléatoirement dans la matrice </text:span><text:span text:style-name="T12">region,</text:span><text:span text:style-name="T24"> dans la matrice aux coordonnées du joueur dans la matrice </text:span><text:span text:style-name="T12">monde</text:span><text:span text:style-name="T24">. Les coordonnées du joueur étant dans la variable </text:span><text:span text:style-name="T12">coord. </text:span></text:p>
      <text:p text:style-name="P10"/>
      <text:p text:style-name="P24"><text:span text:style-name="T24"><text:tab/>La fonction </text:span><text:span text:style-name="T12">deplacement_case_monde</text:span><text:span text:style-name="T24"> permet au joueur de se déplacer d'une case dans la matrice monde </text:span><text:span text:style-name="T24">à partir de sa position courante</text:span><text:span text:style-name="T24"> et met à jour les coordonnées du joueur dans la variable globale </text:span><text:span text:style-name="T12">coord</text:span><text:span text:style-name="T24">. </text:span></text:p>
      <text:p text:style-name="P10"/>
      <text:p text:style-name="P24"><text:span text:style-name="T24"><text:tab/></text:span><text:span text:style-name="T24">La fonction </text:span><text:span text:style-name="T12">aff_monde</text:span><text:span text:style-name="T24"> permet d'afficher le monde à l'écran, faisant apparaître la position du joueur dans celui-ci. </text:span></text:p>
      <text:p text:style-name="P10"/>
      <text:p text:style-name="P24"><text:span text:style-name="T24"><text:tab/></text:span><text:span text:style-name="T24">La fonction </text:span><text:span text:style-name="T12">aff_region_monde</text:span><text:span text:style-name="T24"> permet d'afficher la région où se trouve le joueur. </text:span></text:p>
      <text:p text:style-name="P10"/>
      <text:p text:style-name="P24"><text:span text:style-name="T24"><text:tab/></text:span><text:span text:style-name="T24">La fonction </text:span><text:span text:style-name="T12">deplacement_monde</text:span><text:span text:style-name="T24"> regroupe les fonction </text:span><text:span text:style-name="T12">aff_monde</text:span><text:span text:style-name="T24"> et </text:span><text:span text:style-name="T12">deplacement_case_monde</text:span><text:span text:style-name="T24">. Elle permet au joueur de se déplacer dans le monde à partir de s</text:span><text:span text:style-name="T24">a</text:span><text:span text:style-name="T24"> position courante. </text:span></text:p>
      <text:p text:style-name="P24"><text:span text:style-name="T12"><text:s/></text:span><text:span text:style-name="T24"><text:s/></text:span></text:p>
      <text:p text:style-name="P24"/>
      <text:p text:style-name="P24"><text:tab/><text:tab/><text:tab/>c) cas d'erreurs et traitements</text:p>
      <text:p text:style-name="P24"/>
      <text:p text:style-name="P10"><text:tab/>Le problème principale qui a été rencontré fut lors des déplacements. En effet il nous fallait nous assurer que le joueur ne pourrait aller que dans coordonnées valides. Il a donc fallu traiter tous les cas : si le joueur se trouve dans coin de la matrice, contre un mur ou au milieu. Toutes les destinations possibles étaient empilées, il fallait donc dépiler le bon nombre de coordonnées pour retrouver celle demandée par le joueur. <text:tab/></text:p>
      <text:p text:style-name="P10"><text:tab/>Il fallait donc également réinitialiser la pile avant chaque déplacement. <text:s text:c="4"/></text:p>
      <text:p text:style-name="P10"><text:tab/> </text:p>
      <text:p text:style-name="P10"/>
      <text:p text:style-name="P10"/>
      <text:p text:style-name="P10"><text:tab/><text:tab/><text:span text:style-name="T1">5_ Déplacement des entités et placement des objectifs</text:span></text:p>
      <text:p text:style-name="P10"/>
      <text:p text:style-name="P10"><text:soft-page-break/></text:p>
      <text:p text:style-name="P10"><text:tab/>Afin de pouvoir jouer au jeu, il est important de pouvoir déplacer son personnage a l'<text:span text:style-name="T44">é</text:span>cran. Par ailleurs, les ennemis doivent aussi être capable de bouger pour faire obstacle au joueur. Nous allons donc voir dans cette partie comment les déplacements du joueur ont été élaborés, ainsi que la gestion des objectifs.</text:p>
      <text:p text:style-name="P10"/>
      <text:p text:style-name="P10"/>
      <text:p text:style-name="P24"><text:tab/><text:tab/><text:tab/>a) structures de données</text:p>
      <text:p text:style-name="P24"><text:tab/></text:p>
      <text:p text:style-name="P24"><text:tab/><text:span text:style-name="T24">Pour réaliser notre jeu de rôle, nous avons modélisé chaque niveau par une matrice dans laquelle le joueur </text:span><text:span text:style-name="T26">se déplace</text:span><text:span text:style-name="T24">. Ainsi, une matrice externe région[N][N] est déclaré</text:span><text:span text:style-name="T25">e</text:span><text:span text:style-name="T24">. Il est important de préciser qu'il est tout a fait possible de jouer quelque soit la valeur de N. De plus, une structure </text:span><text:span text:style-name="T12">ma_position</text:span><text:span text:style-name="T24"> est déclarée. Celle-ci sert a conserver les valeurs actuelles de l’abscisse et de l'ordonnée de la case dans laquelle le joueur se trouve actuellement.</text:span></text:p>
      <text:p text:style-name="P10"/>
      <text:p text:style-name="P10"/>
      <text:p text:style-name="P24"><text:tab/><text:tab/><text:tab/>b) fonctions</text:p>
      <text:p text:style-name="P24"><text:tab/></text:p>
      <text:p text:style-name="P24"><text:tab/><text:span text:style-name="T24">Pour commencer et pour donner un objectif au jeu, une fonction </text:span><text:span text:style-name="T12">coffre</text:span><text:span text:style-name="T24"> est crée prenant en paramètre une matrice (dans notre cas, cette matrice est la matrice </text:span><text:span text:style-name="T12">région</text:span><text:span text:style-name="T24"> déclarée en externe). Cette fonction va nous servir a comptabiliser le nombre de coffres encore présent sur la carte afin de savoir si le programme doit afficher, ou non, la trappe de sortie qui permet au joueur de s'échapper du niveau et de retourner au menu. De plus, celle-ci est une des fonctions clés du jeu car c'est grâce a elle s'il y a un objectif dans le jeu.</text:span></text:p>
      <text:p text:style-name="P10"/>
      <text:p text:style-name="P10"><text:tab/>Comme dans chaque programme et principalement dans un jeu, il est obligatoire d'afficher le résultat à l'écran à chaque action que fait le joueur. Ainsi, il existe une fonction <text:span text:style-name="T5">affichage</text:span> qui permet d'afficher tout le contenu présent dans la jeu à l'écran. En effet, le joueur peut voir la carte dans laquelle il se déplace, son ennemi, les coffres restants sur la carte mais aussi tout un panel de ressources qu'il doit gérer telles qu'une barre de vie, une barre de mana. Il peut aussi voir les caractéristiques du monstre qu'il affronte. De plus, une boite de dialogue a été rajoutée pour que le joueur puisse voir en temps réel les actions qu'il est en train d’exécuter. Il peut donc voir si sa capacité d'archerie et sa capacité de parade sont activées par exemple. </text:p>
      <text:p text:style-name="P10"/>
      <text:p text:style-name="P10"><text:tab/>Avant de s'en prendre au déplacement du joueur dans la carte, nous avons crée une fonction <text:span text:style-name="T5">rechercheJoueur</text:span> prenant en paramètre une matrice qui va parcourir cette dite matrice et sauvegarder dans la structure ma_position, la case (abscisse et ordonnée) dans laquelle se trouve le joueur actuellement. Nous allons voir plus précisément par la suite pour quelle raison il est important de sauvegarder ses données.</text:p>
      <text:p text:style-name="P10"/>
      <text:p text:style-name="P12"><text:tab/>Enfin, pour la plus grande partie du déplacement du personnage, nous avons du crée<text:span text:style-name="T39">r</text:span> une fonction <text:span text:style-name="T5">déplacement_perso </text:span><text:span text:style-name="T40">qui permet tout simplement de pouvoir déplacer son personnage sur la </text:span><text:span text:style-name="T40">carte. Pour élaborer cette fonction, il est nécessaire de se servir de la structure </text:span><text:span text:style-name="T6">ma_position</text:span><text:span text:style-name="T40"> crée au préalable, stockant les coordonnées de la case courante. Ainsi, en fonction du choix du joueur sur son déplacement (haut, bas, gauche ou droite), il suffit d'incrémenter la valeur correspondante pour voir s'effectuer le déplacement à l'écran. Au départ, nous avions commencé par déplacer le joueur avec un système de coordonnées. Or, nous nous sommes rendu compte que ce système était très désagréable pour le joueur.<text:line-break/>Pour remédier a ce problème, la librairie Ncurses en C nous a été d'une grande utilité car, grâce a celle-ci, le joueur n'a plus besoin de se soucier des coordonnées </text:span><text:span text:style-name="T41">puisque a chaque entrée clavier </text:span><text:span text:style-name="T40">, </text:span><text:soft-page-break/><text:span text:style-name="T41">l'action voulu va s'exécuter directement, sans même besoin d'utiliser la touche entrée pour valider. En effet, grâce a une la fonction d'initialisation de Ncurses, l'entrée du buffer est désactivée.</text:span></text:p>
      <text:p text:style-name="P11"><text:span text:style-name="T41">De plus, pour le reste du programme, nous avons du remplacer les </text:span><text:span text:style-name="T7">printf</text:span><text:span text:style-name="T41"> par des </text:span><text:span text:style-name="T7">printw </text:span><text:span text:style-name="T41">correspondant à la norme voulu en Ncurses.<text:line-break/>En ce qui concerne la fonction qui prend le caractère en compte, il s'agit de </text:span><text:span text:style-name="T7">getch() </text:span><text:span text:style-name="T41">qui détecte la première touche enfoncée </text:span><text:span text:style-name="T43">et </text:span><text:span text:style-name="T41">le stocke dans la variable qui lui corres</text:span><text:span text:style-name="T42">po</text:span><text:span text:style-name="T41">nd.</text:span></text:p>
      <text:p text:style-name="P12"><text:span text:style-name="T44">Enfin, il ne faut pas oublier de fermer Ncurses en utilisant la fonction </text:span><text:span text:style-name="T8">endwin().</text:span></text:p>
      <text:p text:style-name="P11"/>
      <text:p text:style-name="P11"/>
      <text:p text:style-name="P25"><text:tab/><text:tab/><text:tab/>c) cas d'erreurs et traitements</text:p>
      <text:p text:style-name="P24"/>
      <text:p text:style-name="P26"><text:tab/><text:span text:style-name="T27">Pour la gestion des déplacements, l'erreur principale était que lorsque le joueur se déplaçait, son avatar apparaissait sur la nouvelle destination mais également sur l'ancienne case ou il se trouvait. C'est ainsi que la structure </text:span><text:span text:style-name="T13">ma_position </text:span><text:span text:style-name="T27">prend son rôle puisqu'en stockant les coordonnées de la case, on peut facilement repositionner l'ancienne case en case <text:s/>« vide ».<text:line-break/>De plus, il fallait veiller au bon déroulement du jeu, c'est-à-dire qu'il fallait </text:span><text:span text:style-name="T28">faire attention que</text:span><text:span text:style-name="T27"> le joueur ne p</text:span><text:span text:style-name="T28">uisse</text:span><text:span text:style-name="T27"> pas rentrer dans un mur, ou encore récupérer des coffres qui aurait déjà été récupéré. </text:span><text:span text:style-name="T28">Ces problèmes ont été résolus en utilisant de simples boucles et des assertions.</text:span><text:span text:style-name="T27"> <text:line-break/> </text:span></text:p>
      <text:p text:style-name="P15"/>
      <text:p text:style-name="P15"/>
      <text:p text:style-name="P27"><text:span text:style-name="T29"><text:tab/><text:tab/></text:span><text:span text:style-name="T46">6_ Intelligence Artificielle</text:span></text:p>
      <text:p text:style-name="P30"/>
      <text:p text:style-name="P30"/>
      <text:p text:style-name="P27"><text:span text:style-name="T46"><text:tab/></text:span><text:span text:style-name="T29">Dans le but d'avoir un jeu de rôle avec un peu plus d’intérêt, nous avons décidé d'y inclure une intelligence artificielle pour augmenter la difficulté de notre jeu. Nous verrons dans cette partie ci les moyens utilisés pour créer une IA fonctionnel, sans que celle-ci ne soit aléatoire.</text:span></text:p>
      <text:p text:style-name="P16"/>
      <text:p text:style-name="P16"/>
      <text:p text:style-name="P27"><text:span text:style-name="T29"><text:tab/><text:tab/><text:tab/></text:span><text:span text:style-name="T46">a) structures de données</text:span></text:p>
      <text:p text:style-name="P16"/>
      <text:p text:style-name="P16"><text:tab/>Afin de pouvoir faire appel à une IA, nous avons du réutiliser les matrice de génération aléatoire de la carte du jeu : matrice[N][N]. Nous avons, également, du créer une nouvelle matrice vision[N][N], qui sera une « copie » de matrice[N][N], mais traduit dans un langage compréhensible par notre IA, utilisant donc un code différent. L’intérêt de cette deuxième matrice est pouvoir la modifié sans influé sur la carte.</text:p>
      <text:p text:style-name="P16"><text:tab/>Nous avons également réutilisé, en « extern », <text:s/>la variable t_joueur joueur dont nous avons parlé précédemment, afin que l'IA puisse réutiliser certaines informations concernant le joueur pour ses propres besoins.</text:p>
      <text:p text:style-name="P16"/>
      <text:p text:style-name="P16"/>
      <text:p text:style-name="P27"><text:span text:style-name="T29"><text:tab/><text:tab/><text:tab/></text:span><text:span text:style-name="T46">b) fonctions</text:span></text:p>
      <text:p text:style-name="P30"/>
      <text:p text:style-name="P28"><text:span text:style-name="T46"><text:tab/></text:span><text:span text:style-name="T30">Pour commencer notre IA, nous avions besoin qu'elle puisse « voir », qu'elle sache les éléments l'entoure. Ainsi, nous avons commencé par créer une fonction </text:span><text:span text:style-name="T14">tradRandom </text:span><text:span text:style-name="T30">ayant pour but de traduire la carte, généré aléatoirement via une matrice de caractère, en matrice d'entier, utilisé pour gérer le déplacement du personnage. </text:span></text:p>
      <text:p text:style-name="P17"/>
      <text:p text:style-name="P28"><text:span text:style-name="T30"><text:tab/>A ce stade là du programme, la matrice n'est lisible que par le joueur, l'IA n'est pas encore capable de la comprendre. Nous avons donc du écrire une autre fonction de traduction, </text:span><text:span text:style-name="T14">tradVision</text:span><text:span text:style-name="T30">, </text:span><text:soft-page-break/><text:span text:style-name="T30">qui traduira la matrice lisible par le joueur en matrice lisible par l'IA afin qu'elle puisse avoir un champ de vision. Afin de nous assuré du bon fonctionnement de cette fonction, nous nous sommes appuyé sur une fonction outil </text:span><text:span text:style-name="T14">affVision</text:span><text:span text:style-name="T30">. Cette dernière permettre d'afficher la matrice vision[N][N], matrice composé uniquement de valeurs négative ou nul.</text:span></text:p>
      <text:p text:style-name="P17"/>
      <text:p text:style-name="P28"><text:span text:style-name="T30"><text:tab/>La prochaine étape dans l'élaboration de l'IA fut la plus compliqué. Elle consistait a étudié tout les chemins d'accès permettant à l'IA d'atteindre sa cible, le joueur. Pour cette partie là, nous avons utilisé la collaboration de plusieurs fonctions complémentaire. Cette partie s'appuie sur les fonctions </text:span><text:span text:style-name="T14">trouverMob</text:span><text:span text:style-name="T30">, </text:span><text:span text:style-name="T14">resetMob</text:span><text:span text:style-name="T30">, </text:span><text:span text:style-name="T14">ecrireChemin</text:span><text:span text:style-name="T30">, </text:span><text:span text:style-name="T14">lireChemin</text:span><text:span text:style-name="T30">. <text:line-break/><text:tab/></text:span><text:span text:style-name="T31">En premier lieu, </text:span><text:span text:style-name="T15">trouverMob</text:span><text:span text:style-name="T31"> est la fonction chargée de lire la matrice vision[N][N] dans sa totalité afin de trouver les coordonnées où se trouve l'IA. Une fois ces coordonnées trouvées, elles </text:span><text:span text:style-name="T31">sont enregistré dans deux pointeurs mobx et moby.<text:line-break/><text:tab/>Chronologiquement parlant, la fonction </text:span><text:span text:style-name="T15">ecrireChemin</text:span><text:span text:style-name="T31"> vient après la fonction cité précédemment. Celle-ci modifiera la matrice vision[N][N] en comblant les valeurs correspondant au code « vide » de la matrice, soit -1. Ayant récupérer les coordonnées de l'IA, nous nous plaçons dessus, et élaborons un chemin jusqu'au joueur. Pour cela, nous partant de l'IA, coder par 0, et incrémentons sa valeurs pour chaque case adjacente vide, évitant ainsi que l'IA voit les mur comme étant praticable. Cette opération sera répéter sur chaque case jusqu'à ce que l'IA ait trouvé le joueur. Cette méthode assure à l'IA d'emprunter le chemin le plus court.<text:line-break/><text:tab/>A ce niveau du programme, l'IA sait le chemin a emprunter pour arriver le plus rapidement possible a son objectif. Il ne manque plus qu'a réaliser le chemin pour y accéder. Et c'est la fonction </text:span><text:span text:style-name="T15">lireChemin</text:span><text:span text:style-name="T31"> qui est en charge de cela. En utilisant une pile de structures, nous enregistrons les coordonnées de la case ou l'IA doit aller, et nous le plaçons à ces dernières.<text:line-break/><text:tab/>Enfin, la fonction </text:span><text:span text:style-name="T15">resetMob</text:span><text:span text:style-name="T31">, utilisé après ou avant les autres, permet de réinitialiser la matrice vision, </text:span><text:span text:style-name="T32">permettant ainsi a l'IA de réutiliser les fonctions précédente sans avoir de conflit.<text:line-break/>Afin de pouvoir tester le fonctionnement de l'ensemble de c'est fonction, nous avons employé la fonction outil affVision2. Cette dernière affiche simplement la matrice vision[N][N] avec tout les chemins réfléchit par l'IA, mais en version plus facilement lisible par l'utilisateur.</text:span></text:p>
      <text:p text:style-name="P18"/>
      <text:p text:style-name="P29"><text:span text:style-name="T32"><text:tab/>Arriver à ce niveau du jeu, l'IA est capable de se mouvoir sur la carte afin d'approcher le joueur sans percuter de mur, et en empruntant le chemin le plus direct. </text:span><text:span text:style-name="T33">Nous avons, par conséquent, rajouter la possibilité à l'IA d'attaquer le joueur. Pour cela, nous avons utilisé deux fonction, </text:span><text:span text:style-name="T16">MobNextToJoueur</text:span><text:span text:style-name="T33"> et </text:span><text:span text:style-name="T16">IA</text:span><text:span text:style-name="T33">.<text:line-break/><text:tab/>La première fonction cherche juste à déterminer si le joueur se trouve sur une case adjacente à l'IA, cette dernière renverra 1 dans ce cas, autrement, elle renverra 0. <text:line-break/><text:tab/>La valeur récupérer par </text:span><text:span text:style-name="T16">MobNextToJoueur</text:span><text:span text:style-name="T33"> sera ensuite traité dans </text:span><text:span text:style-name="T16">IA</text:span><text:span text:style-name="T33">. Cette fonction correspond à la synthèse de toute les fonctions composants l'IA. Elle se servira de la fonction booléenne cité précédemment, et en fonction de la valeur retournée, l'IA se déplacera, ou attaquera. Le calcul des dégâts se base sur les différentes information du joueur.</text:span></text:p>
      <text:p text:style-name="P19"/>
      <text:p text:style-name="P19"/>
      <text:p text:style-name="P29"><text:span text:style-name="T33"><text:tab/><text:tab/><text:tab/></text:span><text:span text:style-name="T47">c). cas d'erreur et traitements</text:span></text:p>
      <text:p text:style-name="P31"/>
      <text:p text:style-name="P13"><text:span text:style-name="T47"><text:tab/>Lors de l'élaboration de l'IA, nous avons eu différent problème. En premier lieu, lors de l'élaboration de plusieurs matrice vision[N][N] d'affilé, les valeurs entraient en conflit les unes avec les autres. Nous sommes parvenu à résoudre ce problème en créant la fonction </text:span><text:span text:style-name="T9">resetMob. </text:span></text:p>
      <text:p text:style-name="P13"><text:span text:style-name="T9"><text:tab/></text:span><text:span text:style-name="T47">Un autre problème rencontré lors de l'écriture de l'IA était </text:span><text:span text:style-name="T48">la proximité de l'IA et du joueur. Lors que ces deux entités étaient en contact, une boucle infinie se lancer. Pour corriger cette erreur, nous avons modifié les conditions d'utilisation des fonction </text:span><text:span text:style-name="T10">ecrireChemin</text:span><text:span text:style-name="T48"> et </text:span><text:span text:style-name="T10">lireChemin</text:span><text:span text:style-name="T48">, et nous avons également ajouté la fonction </text:span><text:span text:style-name="T10">MobNextToJoueur</text:span><text:span text:style-name="T48"> pour traiter ce cas-ci.</text:span></text:p>
      <text:p text:style-name="P20"><text:soft-page-break/></text:p>
      <text:p text:style-name="P20"/>
      <text:p text:style-name="P20"/>
      <text:p text:style-name="P13"><text:span text:style-name="T48"><text:tab/><text:tab/></text:span><text:span text:style-name="T3">7_ Système de combat</text:span></text:p>
      <text:p text:style-name="P20"/>
      <text:p text:style-name="P20"/>
      <text:p text:style-name="P20"><text:tab/>Une fois l'IA terminé, le joueur se retrouvait en situation de faiblesse face à cette dernière. En effet celui-ci ne pouvait que se déplacer tandis que l'IA pouvait également le frapper. Aussi, nous avons décider d'ajouter un système de combat pour que le joueur puisse aussi terrasser l'IA.</text:p>
      <text:p text:style-name="P20"/>
      <text:p text:style-name="P20"/>
      <text:p text:style-name="P13"><text:span text:style-name="T48"><text:tab/><text:tab/><text:tab/></text:span><text:span text:style-name="T3">a) structures de données</text:span></text:p>
      <text:p text:style-name="P20"/>
      <text:p text:style-name="P20"><text:tab/>Pour cette partie du programme, nous avons réutiliser la matrice matrice[N][N], contenant la carte du jeu de rôle. Cette matrice est utilisé afin de pouvoir choisir la direction dans laquelle frapper.</text:p>
      <text:p text:style-name="P20"><text:tab/>Nous avons également utilisé les variables de type structures. La première, mes_choix[4], est un tableau contenant les 4 coordonnées entourant le joueur. Ces coordonnées sont récupéré à partir de ma_position, une structure contenant les coordonnées du joueur.</text:p>
      <text:p text:style-name="P20"/>
      <text:p text:style-name="P20"/>
      <text:p text:style-name="P13"><text:span text:style-name="T48"><text:tab/><text:tab/><text:tab/></text:span><text:span text:style-name="T3">b) fonctions</text:span></text:p>
      <text:p text:style-name="P20"/>
      <text:p text:style-name="P20"><text:tab/>Chacune des fonctions que nous avons décidé d'inclure dans cette partie du programme correspond à une action que le joueur sera capable de réaliser.</text:p>
      <text:p text:style-name="P20"/>
      <text:p text:style-name="P13"><text:span text:style-name="T48"><text:tab/>La première fonction que nous avons inclut dans le programme était la fonction d'attaque basique. Il s'agit en réalité d'un regroupement de </text:span><text:span text:style-name="T49">quatre</text:span><text:span text:style-name="T48"> fonctions : </text:span><text:span text:style-name="T10">degatHaut</text:span><text:span text:style-name="T48">, </text:span><text:span text:style-name="T10">degatBas</text:span><text:span text:style-name="T48">, </text:span><text:span text:style-name="T10">degatDroite</text:span><text:span text:style-name="T48"> et </text:span><text:span text:style-name="T10">degatGauche</text:span><text:span text:style-name="T48">. C</text:span><text:span text:style-name="T49">es quatre fonctions ont été élaboré sur le même modèle. Nous en avons créer une, puis nous l'avons dupliquer et modifié. Cette fonction lira, dans un premier temps le type d'attaque que le joueur aura choisi, puis il adaptera les dégât de celle-ci en fonction des caractéristiques du joueur, choisis lors de sa création, et de l'arme qu'il utilisera.</text:span></text:p>
      <text:p text:style-name="P21"/>
      <text:p text:style-name="P13"><text:span text:style-name="T49"><text:tab/>Nous avons ensuite ajouter la possibilité d'utilisé de la magie. La première consistant à soigner le joueur. La fonction </text:span><text:span text:style-name="T11">guerison</text:span><text:span text:style-name="T49">, en charge des soins du joueur utilisera, comme précédemment, les caractéristiques que le joueur aura choisis sur son personnage à sa création.Certaine conditions son imposés au joueur pour utiliser cette fonction, si celle-ci ne sont pas respecter, il ne pourra pas agir durant le tour.</text:span></text:p>
      <text:p text:style-name="P21"/>
      <text:p text:style-name="P14"><text:span text:style-name="T49"><text:tab/>Enfin, nous avons décidé d'inclure une magie offensive dans notre jeu. C'est partie sera prise en charge par la fonction </text:span><text:span text:style-name="T11">destruction</text:span><text:span text:style-name="T49">, qui, sur le modèle de </text:span><text:span text:style-name="T11">guerison</text:span><text:span text:style-name="T49">, se basera sur les caractéristiques du personnage, et aura le même type de contrainte. A l'image des fonction <text:s/></text:span><text:span text:style-name="T10">degatHaut</text:span><text:span text:style-name="T48">, </text:span><text:span text:style-name="T10">degatBas</text:span><text:span text:style-name="T48">, </text:span><text:span text:style-name="T10">degatDroite</text:span><text:span text:style-name="T48"> et </text:span><text:span text:style-name="T10">degatGauche, </text:span><text:span text:style-name="T49">nous nous sommes appuyés sur</text:span><text:span text:style-name="T11"> guerison </text:span><text:span text:style-name="T49">pour la réaliser.</text:span></text:p>
      <text:p text:style-name="P22"/>
      <text:p text:style-name="P22"><text:tab/>Le système de combat fonctionne en harmonie avec les fonctions présentes dans le système de déplacement du personnage, pour choisir les action a faire par exemple, ou permettre au joueur d'attaquer à distance ou au corps-à-corps, ainsi que de parer les attaques. Par ailleurs, ces différent choix influenceront sur l'IA du jeu, modifiant son impact sur joueur en cas de parade, ou alors lorsque celle-ci se fera blesser.</text:p>
      <text:p text:style-name="P22"><text:soft-page-break/></text:p>
      <text:p text:style-name="P22"/>
      <text:p text:style-name="P14"><text:span text:style-name="T49"><text:tab/><text:tab/><text:tab/></text:span><text:span text:style-name="T4">c) cas d'erreurs et traitements</text:span></text:p>
      <text:p text:style-name="P22"/>
      <text:p text:style-name="P14"><text:span text:style-name="T49"><text:tab/>Différentes erreurs ont était rencontré au cours de l'élaboration du système de combat. </text:span><text:span text:style-name="T50">Dans un premier temps, la non limite de la portée d'attaque du joueur, que nous avons bornée en utilisant les variables mes_choix[4] et ma_position.</text:span></text:p>
      <text:p text:style-name="P23"/>
      <text:p text:style-name="P23"><text:tab/>Une autre erreur rencontrer était lors de l'utilisation de magie, perte de point de vie ou encore lors de la perte et remonter d'endurance. Nous avions du bornée cela pour évite les valeurs négative ou alors que celle-ci ne dépasse les capacité d'accumulation du joueur, par exemple avoir 110 point de vie pour un maximum de 100.</text:p>
      <text:p text:style-name="P23"/>
      <text:p text:style-name="P40"><text:tab/>L'erreur la plus compliquer à résoudre fut le système de parade ajouter à l'IA et au déplacement du personnage. En fonction de l'action de la parade, les dégâts subit par le joueur changer considérablement. Pour corrigé cette erreur, seul la persévérance nous a aidé.</text:p>
      <text:p text:style-name="P40"/>
      <text:p text:style-name="P40"/>
      <text:h text:style-name="P51" text:outline-level="1"><text:span text:style-name="T51">III_ Amélioration Possible</text:span></text:h>
      <text:p text:style-name="P49"><text:span text:style-name="T51"/></text:p>
      <text:p text:style-name="P35"><text:span text:style-name="T51"><text:tab/>De nombreuse peuvent être apporté à notre programme de jeu de rôle </text:span><text:span text:style-name="T52">En raison du manque de temps, nous n'av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Heading" style:default-outline-level="1" style:class="text" style:master-page-name="">
      <style:paragraph-properties style:page-number="auto" fo:background-color="transparent" style:shadow="none">
        <style:tab-stops>
          <style:tab-stop style:position="5.001cm"/>
        </style:tab-stops>
        <style:background-image/>
      </style:paragraph-properties>
      <style:text-properties fo:font-size="125%" fo:font-weight="bold" style:font-size-asian="115%" style:font-weight-asian="normal" style:font-size-complex="115%" style:font-weight-complex="bold"/>
    </style:style>
    <style:style style:name="Heading_20_2" style:display-name="Heading 2" style:family="paragraph" style:parent-style-name="Heading"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text:outline-style style:name="Outline">
      <text:outline-level-style text:level="1" style:num-format="I">
        <style:list-level-properties text:list-level-position-and-space-mode="label-alignment">
          <style:list-level-label-alignment text:label-followed-by="listtab" text:list-tab-stop-position="1.51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2.371cm" fo:text-indent="-1.016cm" fo:margin-left="1.016cm"/>
        </style:list-level-properties>
      </text:outline-level-style>
      <text:outline-level-style text:level="3" style:num-format="a">
        <style:list-level-properties text:list-level-position-and-space-mode="label-alignment">
          <style:list-level-label-alignment text:label-followed-by="listtab" text:list-tab-stop-position="3.371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jdi guedouar</meta:initial-creator>
    <meta:creation-date>2014-11-25T12:32:44</meta:creation-date>
    <dc:date>2015-01-06T18:03:14</dc:date>
    <meta:editing-duration>PT10H47M27S</meta:editing-duration>
    <meta:editing-cycles>174</meta:editing-cycles>
    <meta:generator>LibreOffice/3.6$Linux_X86_64 LibreOffice_project/360m1$Build-2</meta:generator>
    <dc:creator>godefroy thieulart</dc:creator>
    <meta:document-statistic meta:table-count="0" meta:image-count="0" meta:object-count="0" meta:page-count="14" meta:paragraph-count="166" meta:word-count="4975" meta:character-count="30631" meta:non-whitespace-character-count="25524"/>
  </office:meta>
</office:document-meta>
</file>